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officeooo:rsid="0000d770" officeooo:paragraph-rsid="0000d770"/>
    </style:style>
    <style:style style:name="P2" style:family="paragraph" style:parent-style-name="Text_20_body">
      <style:text-properties fo:font-size="14pt" officeooo:rsid="0000d770" officeooo:paragraph-rsid="0000d770" style:font-size-asian="14pt" style:font-size-complex="14pt"/>
    </style:style>
    <style:style style:name="P3" style:family="paragraph" style:parent-style-name="Text_20_body">
      <style:text-properties fo:font-size="14pt" officeooo:rsid="0000d770" officeooo:paragraph-rsid="0004066c" style:font-size-asian="14pt" style:font-size-complex="14pt"/>
    </style:style>
    <style:style style:name="P4" style:family="paragraph" style:parent-style-name="Text_20_body">
      <style:text-properties fo:font-size="14pt" officeooo:rsid="0000d770" officeooo:paragraph-rsid="0005b648" style:font-size-asian="14pt" style:font-size-complex="14pt"/>
    </style:style>
    <style:style style:name="P5" style:family="paragraph" style:parent-style-name="Text_20_body">
      <style:text-properties fo:font-size="14pt" officeooo:rsid="0002b24a" officeooo:paragraph-rsid="0002b24a" style:font-size-asian="14pt" style:font-size-complex="14pt"/>
    </style:style>
    <style:style style:name="P6" style:family="paragraph" style:parent-style-name="Text_20_body">
      <style:text-properties fo:font-size="14pt" officeooo:rsid="0002b24a" officeooo:paragraph-rsid="0005b648" style:font-size-asian="14pt" style:font-size-complex="14pt"/>
    </style:style>
    <style:style style:name="P7" style:family="paragraph" style:parent-style-name="Text_20_body">
      <style:text-properties fo:font-size="14pt" officeooo:rsid="0005b648" officeooo:paragraph-rsid="0005b648" style:font-size-asian="14pt" style:font-size-complex="14pt"/>
    </style:style>
    <style:style style:name="P8" style:family="paragraph" style:parent-style-name="Text_20_body">
      <style:text-properties fo:font-size="14pt" officeooo:rsid="00070a9f" officeooo:paragraph-rsid="00070a9f" style:font-size-asian="14pt" style:font-size-complex="14pt"/>
    </style:style>
    <style:style style:name="P9" style:family="paragraph" style:parent-style-name="Text_20_body">
      <style:text-properties fo:font-size="13pt" officeooo:rsid="0004a33d" officeooo:paragraph-rsid="0004a33d" style:font-size-asian="13pt" style:font-size-complex="13pt"/>
    </style:style>
    <style:style style:name="P10" style:family="paragraph" style:parent-style-name="Text_20_body">
      <style:text-properties fo:font-size="13pt" officeooo:rsid="0004066c" officeooo:paragraph-rsid="0004066c" style:font-size-asian="13pt" style:font-size-complex="13pt"/>
    </style:style>
    <style:style style:name="P11" style:family="paragraph" style:parent-style-name="Text_20_body">
      <style:paragraph-properties fo:margin-top="0cm" fo:margin-bottom="0.499cm" loext:contextual-spacing="false"/>
      <style:text-properties fo:font-size="14pt" officeooo:rsid="0004066c" officeooo:paragraph-rsid="0004066c" style:font-size-asian="14pt" style:font-size-complex="14pt"/>
    </style:style>
    <style:style style:name="P12" style:family="paragraph" style:parent-style-name="Preformatted_20_Text">
      <style:paragraph-properties fo:margin-top="0cm" fo:margin-bottom="0.499cm" loext:contextual-spacing="false"/>
      <style:text-properties fo:font-size="14pt" style:font-size-asian="14pt" style:font-size-complex="14pt"/>
    </style:style>
    <style:style style:name="P13" style:family="paragraph" style:parent-style-name="Preformatted_20_Text">
      <style:paragraph-properties fo:margin-top="0cm" fo:margin-bottom="0.499cm" loext:contextual-spacing="false"/>
      <style:text-properties fo:font-size="14pt" officeooo:rsid="0004066c" officeooo:paragraph-rsid="0004066c" style:font-size-asian="14pt" style:font-size-complex="14pt"/>
    </style:style>
    <style:style style:name="P14" style:family="paragraph" style:parent-style-name="Preformatted_20_Text">
      <style:text-properties fo:font-size="14pt" style:font-size-asian="14pt" style:font-size-complex="14pt"/>
    </style:style>
    <style:style style:name="P15" style:family="paragraph" style:parent-style-name="Preformatted_20_Text">
      <style:text-properties fo:font-size="14pt" officeooo:rsid="0004066c" officeooo:paragraph-rsid="0004066c" style:font-size-asian="14pt" style:font-size-complex="14pt"/>
    </style:style>
    <style:style style:name="P16" style:family="paragraph" style:parent-style-name="Title">
      <style:text-properties officeooo:rsid="0000d770" officeooo:paragraph-rsid="0000d77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4066c" style:font-size-asian="14pt" style:font-size-complex="14pt"/>
    </style:style>
    <style:style style:name="T3" style:family="text">
      <style:text-properties officeooo:rsid="00070a9f"/>
    </style:style>
    <style:style style:name="T4" style:family="text">
      <style:text-properties officeooo:rsid="000848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FTP SERVER</text:p>
      <text:p text:style-name="P1"/>
      <text:p text:style-name="P1"/>
      <text:p text:style-name="P2">PACKAGE NAME <text:s text:c="23"/>----------- <text:s text:c="7"/>vsftpd</text:p>
      <text:p text:style-name="P2">SERVER NAME <text:s text:c="27"/>---------- <text:s text:c="5"/>ftp</text:p>
      <text:p text:style-name="P2">PORT NO <text:s text:c="38"/>----------- <text:s text:c="4"/>login-20,data-21</text:p>
      <text:p text:style-name="P2">CONFIG FILE <text:s text:c="30"/>----------- <text:s text:c="4"/>/etc/vsftpd/vsftpd.conf</text:p>
      <text:p text:style-name="P2">LOG FILES <text:s text:c="34"/>----------- <text:s text:c="5"/>var/log/vsftpd</text:p>
      <text:p text:style-name="P1"/>
      <text:p text:style-name="P1"/>
      <text:p text:style-name="Text_20_body"><text:s text:c="2"/><text:span text:style-name="T2">INSTALLATION</text:span><text:span text:style-name="T1"> <text:s/></text:span><text:s text:c="4"/></text:p>
      <text:p text:style-name="P1"/>
      <text:p text:style-name="P2">[ <text:s text:c="4"/>]# yum <text:s/>install <text:s/>vsftpd* -y</text:p>
      <text:p text:style-name="P2"/>
      <text:p text:style-name="P2">Configure vsftpd</text:p>
      <text:p text:style-name="P2">vi <text:s/>/etc/vsftpd/vsftpd.conf</text:p>
      <text:p text:style-name="P2"/>
      <text:p text:style-name="P2">MAKE CHANGES IN CONFIGURE FILE AS BELLOW</text:p>
      <text:p text:style-name="P3"><text:s/>anonymous_enable = NO</text:p>
      <text:p text:style-name="P10">(WHEN CLIENT ACCESS FTP SERVER <text:s/>THERE <text:s/>IS A NEED OF USERNAME&amp;PASSWD) <text:s/></text:p>
      <text:p text:style-name="P2"/>
      <text:p text:style-name="P2">SAVE <text:s/>THE CHANGES </text:p>
      <text:p text:style-name="P2"/>
      <text:p text:style-name="P2">[~] #systemctl enable vsftpd</text:p>
      <text:p text:style-name="P4">[~] #systemctl start vsftpd</text:p>
      <text:p text:style-name="P6"><text:soft-page-break/>FIREWALL AND SELINUX CONFIGURATION</text:p>
      <text:p text:style-name="P5"/>
      <text:p text:style-name="P5">[~]#firewall-cmd <text:s/>--permanent <text:s/>--add-port=21/tcp</text:p>
      <text:p text:style-name="P5">[~]#firewall-cmd <text:s/>--permanent <text:s/>--add-service=ftp</text:p>
      <text:p text:style-name="P5">[~]#firewall-cmd <text:s text:c="2"/>--reload</text:p>
      <text:p text:style-name="P5">UPDATE SELINUX BOOLEAN VALUE FOR FTP</text:p>
      <text:p text:style-name="P5">setsebool -p ftp-home_dir on</text:p>
      <text:p text:style-name="P9">(DISPLAYS SELINUX DISABLED)</text:p>
      <text:p text:style-name="P5">CREATINNG A FTP USER</text:p>
      <text:p text:style-name="P5"/>
      <text:p text:style-name="P5">[~]#useradd <text:s/>username</text:p>
      <text:p text:style-name="P5">[~]#passwd <text:s/>usename</text:p>
      <text:p text:style-name="P5"/>
      <text:p text:style-name="P5">CO<text:span text:style-name="T3">NN</text:span>ECTING TO FTP SERVER</text:p>
      <text:p text:style-name="P5"/>
      <text:p text:style-name="P5">[ ~]#ftp <text:s/>ipaddress</text:p>
      <text:p text:style-name="P5">enter username</text:p>
      <text:p text:style-name="P5">enter <text:s/>passwd</text:p>
      <text:p text:style-name="P5">Result :</text:p>
      <text:p text:style-name="P15">230 Login successful.</text:p>
      <text:p text:style-name="P14">Remote system type is UNIX.</text:p>
      <text:p text:style-name="P12">Using binary mode to transfer files</text:p>
      <text:p text:style-name="P13">FTP &gt;</text:p>
      <text:p text:style-name="P11">WE <text:s/>CAN LOGIN TO FTP WITHOUT ERROR</text:p>
      <text:p text:style-name="P7">LOGIN FTP SERVER AS</text:p>
      <text:p text:style-name="P7">ftp<text:span text:style-name="T4">&gt;</text:span> either hostname or ip address</text:p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5:18:51.112099904</meta:creation-date>
    <dc:date>2016-10-27T15:26:15.054754719</dc:date>
    <meta:editing-duration>PT23M15S</meta:editing-duration>
    <meta:editing-cycles>6</meta:editing-cycles>
    <meta:generator>LibreOffice/4.3.7.2$Linux_X86_64 LibreOffice_project/430$Build-2</meta:generator>
    <meta:document-statistic meta:table-count="0" meta:image-count="0" meta:object-count="0" meta:page-count="3" meta:paragraph-count="38" meta:word-count="149" meta:character-count="1225" meta:non-whitespace-character-count="909"/>
  </office:meta>
</office:document-meta>
</file>